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76cm" draw:marker-start-width="0.406cm" draw:marker-end-width="0.406cm" draw:fill="none" draw:fill-color="#ff0000" draw:textarea-vertical-align="middle" draw:auto-grow-height="false" fo:min-height="0.749cm" fo:min-width="0.499cm" fo:padding-top="0.163cm" fo:padding-bottom="0.163cm" fo:padding-left="0.288cm" fo:padding-right="0.28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76cm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4" style:family="graphic" style:parent-style-name="standard">
      <style:graphic-properties svg:stroke-width="0.076cm" draw:marker-start="Arrow_20_concave" draw:marker-start-width="0.229cm" draw:marker-end-width="0.406cm" draw:textarea-horizontal-align="center" draw:textarea-vertical-align="middle" fo:padding-top="0.163cm" fo:padding-bottom="0.163cm" fo:padding-left="0.288cm" fo:padding-right="0.288cm"/>
    </style:style>
    <style:style style:name="gr5" style:family="graphic" style:parent-style-name="standard">
      <style:graphic-properties svg:stroke-width="0.076cm" draw:marker-start="Arrow_20_concave" draw:marker-start-width="0.229cm" draw:marker-end="" draw:marker-end-width="0.406cm" draw:textarea-horizontal-align="center" draw:textarea-vertical-align="middle" fo:padding-top="0.163cm" fo:padding-bottom="0.163cm" fo:padding-left="0.288cm" fo:padding-right="0.288cm"/>
    </style:style>
    <style:style style:name="gr6" style:family="graphic" style:parent-style-name="standard">
      <style:graphic-properties draw:stroke="dash" draw:stroke-dash="Ultrafine_20_Dashed" svg:stroke-width="0.076cm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Arial" style:font-family-generic="swiss" style:font-pitch="variable" fo:font-size="12pt"/>
    </style:style>
    <style:style style:name="P4" style:family="paragraph">
      <style:text-properties fo:font-size="16pt"/>
    </style:style>
    <style:style style:name="P5" style:family="paragraph">
      <style:text-properties fo:font-size="12pt" fo:font-style="italic"/>
    </style:style>
    <style:style style:name="P6" style:family="paragraph">
      <style:paragraph-properties fo:margin-left="0cm" fo:margin-right="0cm" fo:text-indent="0cm"/>
      <style:text-properties fo:font-family="Symbol"/>
    </style:style>
    <style:style style:name="P7" style:family="paragraph">
      <style:text-properties fo:font-family="Symbol" fo:font-size="12pt"/>
    </style:style>
    <style:style style:name="T1" style:family="text">
      <style:text-properties fo:font-family="Arial" style:font-family-generic="swiss" style:font-pitch="variable" fo:font-size="12pt"/>
    </style:style>
    <style:style style:name="T2" style:family="text">
      <style:text-properties fo:font-size="16pt"/>
    </style:style>
    <style:style style:name="T3" style:family="text">
      <style:text-properties fo:font-style="italic"/>
    </style:style>
    <style:style style:name="T4" style:family="text">
      <style:text-properties style:text-position="-33% 58%" fo:font-style="italic"/>
    </style:style>
    <style:style style:name="T5" style:family="text">
      <style:text-properties fo:font-style="normal"/>
    </style:style>
    <style:style style:name="T6" style:family="text">
      <style:text-properties fo:font-size="12pt" fo:font-style="italic"/>
    </style:style>
    <style:style style:name="T7" style:family="text">
      <style:text-properties style:text-position="-33% 58%" fo:font-size="12pt" fo:font-style="normal"/>
    </style:style>
    <style:style style:name="T8" style:family="text">
      <style:text-properties style:text-position="-33% 58%" fo:font-size="12pt" fo:font-style="italic"/>
    </style:style>
    <style:style style:name="T9" style:family="text">
      <style:text-properties fo:font-size="12pt"/>
    </style:style>
    <style:style style:name="T10" style:family="text">
      <style:text-properties fo:font-family="Symbol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.067cm" svg:height="1.082cm" svg:x="1.76cm" svg:y="1.43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2" draw:text-style-name="P3" draw:layer="layout" svg:width="0.743cm" svg:height="0.725cm" svg:x="1.903cm" svg:y="1.633cm">
          <draw:text-box>
            <text:p text:style-name="P2"><text:span text:style-name="T1">+</text:span></text:p>
          </draw:text-box>
        </draw:frame>
        <draw:frame draw:style-name="gr2" draw:text-style-name="P4" draw:layer="layout" svg:width="0.908cm" svg:height="0.878cm" svg:x="1.559cm" svg:y="3.375cm">
          <draw:text-box>
            <text:p text:style-name="P2"><text:span text:style-name="T2">H</text:span></text:p>
          </draw:text-box>
        </draw:frame>
        <draw:frame draw:style-name="gr2" draw:text-style-name="P4" draw:layer="layout" svg:width="0.938cm" svg:height="0.878cm" svg:x="2.635cm" svg:y="1.575cm">
          <draw:text-box>
            <text:p text:style-name="P2"><text:span text:style-name="T2">O</text:span></text:p>
          </draw:text-box>
        </draw:frame>
        <draw:frame draw:style-name="gr2" draw:text-style-name="P4" draw:layer="layout" svg:width="0.908cm" svg:height="0.878cm" svg:x="3.859cm" svg:y="3.375cm">
          <draw:text-box>
            <text:p text:style-name="P2"><text:span text:style-name="T2">H</text:span></text:p>
          </draw:text-box>
        </draw:frame>
        <draw:line draw:style-name="gr3" draw:text-style-name="P1" draw:layer="layout" svg:x1="2.17cm" svg:y1="3.481cm" svg:x2="2.921cm" svg:y2="2.266cm">
          <text:p text:style-name="P2"/>
        </draw:line>
        <draw:line draw:style-name="gr3" draw:text-style-name="P1" draw:layer="layout" svg:x1="3.299cm" svg:y1="2.266cm" svg:x2="4.05cm" svg:y2="3.481cm">
          <text:p text:style-name="P2"/>
        </draw:line>
        <draw:frame draw:style-name="gr2" draw:layer="layout" svg:width="1.386cm" svg:height="1.114cm" svg:x="2.601cm" svg:y="4.48cm">
          <draw:text-box>
            <text:p text:style-name="P2">2<text:span text:style-name="T3">p</text:span><text:span text:style-name="T4">y</text:span></text:p>
          </draw:text-box>
        </draw:frame>
        <draw:frame draw:style-name="gr2" draw:text-style-name="P4" draw:layer="layout" svg:width="0.908cm" svg:height="0.878cm" svg:x="7.359cm" svg:y="3.376cm">
          <draw:text-box>
            <text:p text:style-name="P2"><text:span text:style-name="T2">H</text:span></text:p>
          </draw:text-box>
        </draw:frame>
        <draw:frame draw:style-name="gr2" draw:text-style-name="P4" draw:layer="layout" svg:width="0.938cm" svg:height="0.878cm" svg:x="8.435cm" svg:y="1.576cm">
          <draw:text-box>
            <text:p text:style-name="P2"><text:span text:style-name="T2">O</text:span></text:p>
          </draw:text-box>
        </draw:frame>
        <draw:frame draw:style-name="gr2" draw:text-style-name="P4" draw:layer="layout" svg:width="0.908cm" svg:height="0.878cm" svg:x="9.659cm" svg:y="3.376cm">
          <draw:text-box>
            <text:p text:style-name="P2"><text:span text:style-name="T2">H</text:span></text:p>
          </draw:text-box>
        </draw:frame>
        <draw:line draw:style-name="gr3" draw:text-style-name="P1" draw:layer="layout" svg:x1="7.97cm" svg:y1="3.482cm" svg:x2="8.721cm" svg:y2="2.267cm">
          <text:p text:style-name="P2"/>
        </draw:line>
        <draw:line draw:style-name="gr3" draw:text-style-name="P1" draw:layer="layout" svg:x1="9.099cm" svg:y1="2.267cm" svg:x2="9.85cm" svg:y2="3.482cm">
          <text:p text:style-name="P2"/>
        </draw:line>
        <draw:frame draw:style-name="gr2" draw:layer="layout" svg:width="1.386cm" svg:height="1.114cm" svg:x="8.401cm" svg:y="4.481cm">
          <draw:text-box>
            <text:p text:style-name="P2"><text:span text:style-name="T5">2</text:span><text:span text:style-name="T3">p</text:span><text:span text:style-name="T4">z</text:span></text:p>
          </draw:text-box>
        </draw:frame>
        <draw:line draw:style-name="gr4" draw:text-style-name="P1" draw:layer="layout" svg:x1="5.345cm" svg:y1="0.635cm" svg:x2="5.345cm" svg:y2="1.905cm">
          <text:p text:style-name="P2"/>
        </draw:line>
        <draw:line draw:style-name="gr5" draw:text-style-name="P1" draw:layer="layout" svg:x1="6.632cm" svg:y1="1.864cm" svg:x2="5.362cm" svg:y2="1.876cm">
          <text:p text:style-name="P2"/>
        </draw:line>
        <draw:frame draw:style-name="gr2" draw:text-style-name="P5" draw:layer="layout" svg:width="0.709cm" svg:height="0.725cm" svg:x="6.118cm" svg:y="1.815cm">
          <draw:text-box>
            <text:p text:style-name="P2"><text:span text:style-name="T6">y</text:span></text:p>
          </draw:text-box>
        </draw:frame>
        <draw:frame draw:style-name="gr2" draw:text-style-name="P5" draw:layer="layout" svg:width="0.709cm" svg:height="0.725cm" svg:x="4.711cm" svg:y="0.316cm">
          <draw:text-box>
            <text:p text:style-name="P2"><text:span text:style-name="T6">z</text:span></text:p>
          </draw:text-box>
        </draw:frame>
        <draw:line draw:style-name="gr6" draw:text-style-name="P1" draw:layer="layout" svg:x1="3.105cm" svg:y1="0.635cm" svg:x2="3.105cm" svg:y2="4.445cm">
          <text:p text:style-name="P2"/>
        </draw:line>
        <draw:frame draw:style-name="gr2" draw:text-style-name="P5" draw:layer="layout" svg:width="1.061cm" svg:height="0.826cm" svg:x="2.176cm" svg:y="0.317cm">
          <draw:text-box>
            <text:p text:style-name="P2"><text:span text:style-name="T6">C</text:span><text:span text:style-name="T7">2</text:span><text:span text:style-name="T8">v</text:span></text:p>
          </draw:text-box>
        </draw:frame>
        <draw:frame draw:style-name="gr2" draw:text-style-name="P5" draw:layer="layout" svg:width="4.91cm" svg:height="0.826cm" svg:x="1.075cm" svg:y="5.559cm">
          <draw:text-box>
            <text:p text:style-name="P2"><text:span text:style-name="T9">Note 2</text:span><text:span text:style-name="T6">p</text:span><text:span text:style-name="T8">x</text:span><text:span text:style-name="T9"> is out of plane.</text:span></text:p>
          </draw:text-box>
        </draw:frame>
        <draw:custom-shape draw:style-name="gr1" draw:text-style-name="P1" draw:layer="layout" svg:width="1.067cm" svg:height="1.082cm" svg:x="3.397cm" svg:y="1.43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2" draw:text-style-name="P7" draw:layer="layout" svg:width="0.735cm" svg:height="0.806cm" svg:x="3.6cm" svg:y="1.55cm">
          <draw:text-box>
            <text:p text:style-name="P6"><text:span text:style-name="T10">-</text:span></text:p>
          </draw:text-box>
        </draw:frame>
        <draw:custom-shape draw:style-name="gr1" draw:text-style-name="P1" draw:layer="layout" svg:width="1.067cm" svg:height="1.082cm" svg:x="8.35cm" svg:y="0.63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2" draw:text-style-name="P7" draw:layer="layout" svg:width="0.735cm" svg:height="0.806cm" svg:x="8.505cm" svg:y="0.75cm">
          <draw:text-box>
            <text:p text:style-name="P6"><text:span text:style-name="T10">-</text:span></text:p>
          </draw:text-box>
        </draw:frame>
        <draw:custom-shape draw:style-name="gr1" draw:text-style-name="P1" draw:layer="layout" svg:width="1.067cm" svg:height="1.082cm" svg:x="8.361cm" svg:y="2.307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2" draw:text-style-name="P3" draw:layer="layout" svg:width="0.743cm" svg:height="0.725cm" svg:x="8.504cm" svg:y="2.509cm">
          <draw:text-box>
            <text:p text:style-name="P2"><text:span text:style-name="T1">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7.6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07T15:47:16</meta:creation-date>
    <dc:creator>Jussi Eloranta</dc:creator>
    <dc:date>2007-04-11T11:28:42</dc:date>
    <dc:language>en-US</dc:language>
    <meta:editing-cycles>96</meta:editing-cycles>
    <meta:editing-duration>PT5H14M7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